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4.35cm" fo:min-width="8.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9cm" svg:height="4.6cm" svg:x="4.6cm" svg:y="2cm">
          <text:p text:style-name="P1">Wir sind zu langsam </text:p>
          <text:p text:style-name="P1">unterweg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4.6cm" svg:x="9.8cm" svg:y="5.4cm">
          <text:p text:style-name="P1">Wir sind liegen genau richtig </text:p>
          <text:p text:style-name="P1">im Temp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4.6cm" svg:x="15cm" svg:y="8.6cm">
          <text:p text:style-name="P1">Es geht zu schnell vora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Zug</meta:initial-creator>
    <meta:creation-date>2020-11-17T07:22:03.060420018</meta:creation-date>
    <dc:date>2020-11-17T07:26:08.472564880</dc:date>
    <dc:creator>Sebastian Zug</dc:creator>
    <meta:editing-duration>PT4M6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